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A000005BFDD15C5B5BBF842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759in"/>
    </style:style>
    <style:style style:name="Table1.C" style:family="table-column">
      <style:table-column-properties style:column-width="0.2701in"/>
    </style:style>
    <style:style style:name="Table1.A1" style:family="table-cell">
      <style:table-cell-properties style:vertical-align="middle" fo:padding="0.0194in" fo:border="1pt solid #000000"/>
    </style:style>
    <style:style style:name="Table1.B1" style:family="table-cell">
      <style:table-cell-properties style:vertical-align="middle" fo:padding="0.0694in" fo:border="1pt solid #000000"/>
    </style:style>
    <style:style style:name="Table1.C4" style:family="table-cell">
      <style:table-cell-properties style:vertical-align="middle" fo:background-color="#ffffff" fo:padding="0.0694in" fo:border="1pt solid #000000">
        <style:background-image/>
      </style:table-cell-properties>
    </style:style>
    <style:style style:name="Table1.J4" style:family="table-cell">
      <style:table-cell-properties style:vertical-align="middle" fo:background-color="#ff00ff" fo:padding="0.0694in" fo:border="1pt solid #000000">
        <style:background-image/>
      </style:table-cell-properties>
    </style:style>
    <style:style style:name="Table1.J5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J6" style:family="table-cell">
      <style:table-cell-properties style:vertical-align="middle" fo:background-color="#980000" fo:padding="0.0694in" fo:border="1pt solid #000000">
        <style:background-image/>
      </style:table-cell-properties>
    </style:style>
    <style:style style:name="Table1.J7" style:family="table-cell">
      <style:table-cell-properties style:vertical-align="middle" fo:background-color="#ff0000" fo:padding="0.0694in" fo:border="1pt solid #000000">
        <style:background-image/>
      </style:table-cell-properties>
    </style:style>
    <style:style style:name="Table1.J8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J9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J10" style:family="table-cell">
      <style:table-cell-properties style:vertical-align="middle" fo:background-color="#00ff00" fo:padding="0.0694in" fo:border="1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694in" fo:border="1pt solid #000000">
        <style:background-image/>
      </style:table-cell-properties>
    </style:style>
    <style:style style:name="Table1.L11" style:family="table-cell">
      <style:table-cell-properties style:vertical-align="middle" fo:background-color="#00ffff" fo:padding="0.0694in" fo:border="1pt solid #000000">
        <style:background-image/>
      </style:table-cell-properties>
    </style:style>
    <style:style style:name="Table1.K12" style:family="table-cell">
      <style:table-cell-properties style:vertical-align="middle" fo:background-color="#4a86e8" fo:padding="0.0694in" fo:border="1pt solid #000000">
        <style:background-image/>
      </style:table-cell-properties>
    </style:style>
    <style:style style:name="Table1.K13" style:family="table-cell">
      <style:table-cell-properties style:vertical-align="middle" fo:background-color="#0000ff" fo:padding="0.0694in" fo:border="1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58in" style:rel-column-width="32760*"/>
    </style:style>
    <style:style style:name="Table14.B" style:family="table-column">
      <style:table-column-properties style:column-width="3.3472in" style:rel-column-width="3277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style:vertical-align="middle"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style:vertical-align="middle"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style:vertical-align="middle"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style:vertical-align="middle"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1d926"/>
    </style:style>
    <style:style style:name="P2" style:family="paragraph" style:parent-style-name="Standard">
      <style:paragraph-properties fo:line-height="150%"/>
      <style:text-properties officeooo:paragraph-rsid="00127a66"/>
    </style:style>
    <style:style style:name="P3" style:family="paragraph" style:parent-style-name="Standard">
      <style:paragraph-properties fo:line-height="150%"/>
      <style:text-properties officeooo:paragraph-rsid="0017424a"/>
    </style:style>
    <style:style style:name="P4" style:family="paragraph" style:parent-style-name="Standard">
      <style:paragraph-properties fo:line-height="150%"/>
      <style:text-properties officeooo:paragraph-rsid="0019307c"/>
    </style:style>
    <style:style style:name="P5" style:family="paragraph" style:parent-style-name="Standard">
      <style:paragraph-properties fo:line-height="150%"/>
      <style:text-properties officeooo:paragraph-rsid="001d0df1"/>
    </style:style>
    <style:style style:name="P6" style:family="paragraph" style:parent-style-name="Standard">
      <style:paragraph-properties fo:line-height="150%"/>
      <style:text-properties officeooo:paragraph-rsid="001dd7ad"/>
    </style:style>
    <style:style style:name="P7" style:family="paragraph" style:parent-style-name="Standard">
      <style:paragraph-properties fo:line-height="150%"/>
      <style:text-properties officeooo:paragraph-rsid="001fabd6"/>
    </style:style>
    <style:style style:name="P8" style:family="paragraph" style:parent-style-name="Standard">
      <style:paragraph-properties fo:line-height="150%"/>
      <style:text-properties officeooo:paragraph-rsid="00237c46"/>
    </style:style>
    <style:style style:name="P9" style:family="paragraph" style:parent-style-name="Standard">
      <style:paragraph-properties fo:line-height="150%"/>
      <style:text-properties officeooo:paragraph-rsid="00254a91"/>
    </style:style>
    <style:style style:name="P10" style:family="paragraph" style:parent-style-name="Standard">
      <style:paragraph-properties fo:line-height="150%"/>
      <style:text-properties officeooo:paragraph-rsid="0026fe20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officeooo:paragraph-rsid="0011d926" style:text-blinking="false" fo:background-color="transparent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officeooo:paragraph-rsid="002385a4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6pt" fo:font-weight="normal" officeooo:rsid="00089d5e" officeooo:paragraph-rsid="00089d5e" style:font-size-asian="14pt" style:font-size-complex="16pt"/>
    </style:style>
    <style:style style:name="P14" style:family="paragraph" style:parent-style-name="Text_20_body">
      <style:paragraph-properties fo:line-height="150%"/>
      <style:text-properties style:font-name="Times New Roman" officeooo:paragraph-rsid="000a6d4a"/>
    </style:style>
    <style:style style:name="P15" style:family="paragraph" style:parent-style-name="Text_20_body">
      <style:paragraph-properties fo:line-height="150%"/>
      <style:text-properties style:font-name="Times New Roman" fo:font-weight="normal"/>
    </style:style>
    <style:style style:name="P16" style:family="paragraph" style:parent-style-name="Text_20_body">
      <style:paragraph-properties fo:line-height="150%"/>
      <style:text-properties style:font-name="Times New Roman" fo:font-weight="normal" officeooo:paragraph-rsid="000a6d4a"/>
    </style:style>
    <style:style style:name="P17" style:family="paragraph" style:parent-style-name="Text_20_body">
      <style:paragraph-properties fo:line-height="150%"/>
      <style:text-properties style:font-name="Times New Roman" fo:font-weight="normal" officeooo:paragraph-rsid="0010008b"/>
    </style:style>
    <style:style style:name="P18" style:family="paragraph" style:parent-style-name="Text_20_body">
      <style:paragraph-properties fo:line-height="150%"/>
      <style:text-properties style:font-name="Times New Roman" fo:font-weight="normal" officeooo:paragraph-rsid="002385a4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089d5e" style:font-size-asian="12pt" style:font-size-complex="12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27a6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7424a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9307c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1d0df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dd7ad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dd7ad" officeooo:paragraph-rsid="001fabd6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27a0d" officeooo:paragraph-rsid="00237c46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0a6d4a" style:text-blinking="false" fo:background-color="transparen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1d926" style:text-blinking="false" fo:background-color="transparen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2385a4" style:text-blinking="false" fo:background-color="transparen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rsid="001dd7ad" officeooo:paragraph-rsid="001fabd6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385a4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54a91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26fe20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50%"/>
      <style:text-properties officeooo:paragraph-rsid="000d0c77"/>
    </style:style>
    <style:style style:name="P35" style:family="paragraph" style:parent-style-name="Table_20_Contents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a6d4a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0d0c77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1d926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27a66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424a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a5711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0df1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d7ad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fabd6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7c46" style:font-size-asian="12pt" style:font-size-complex="12pt"/>
    </style:style>
    <style:style style:name="P4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385a4" style:font-size-asian="12pt" style:font-size-complex="12pt"/>
    </style:style>
    <style:style style:name="P4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54a91" style:font-size-asian="12pt" style:font-size-complex="12pt"/>
    </style:style>
    <style:style style:name="P4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fe20" style:font-size-asian="12pt" style:font-size-complex="12pt"/>
    </style:style>
    <style:style style:name="P5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6d4a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0c77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1d926" style:text-blinking="false" fo:background-color="transparent" style:font-size-asian="12pt" style:font-size-complex="12pt"/>
    </style:style>
    <style:style style:name="P5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27a66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424a" style:text-blinking="false" fo:background-color="transparent" style:font-size-asian="12pt" style:font-size-complex="12pt"/>
    </style:style>
    <style:style style:name="P5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c4fb7" style:text-blinking="false" fo:background-color="transparent" style:font-size-asian="12pt" style:font-size-complex="12pt"/>
    </style:style>
    <style:style style:name="P57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0df1" style:text-blinking="false" fo:background-color="transparent" style:font-size-asian="12pt" style:font-size-complex="12pt"/>
    </style:style>
    <style:style style:name="P58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d7ad" style:text-blinking="false" fo:background-color="transparent" style:font-size-asian="12pt" style:font-size-complex="12pt"/>
    </style:style>
    <style:style style:name="P5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fabd6" style:text-blinking="false" fo:background-color="transparent" style:font-size-asian="12pt" style:font-size-complex="12pt"/>
    </style:style>
    <style:style style:name="P6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7c46" style:text-blinking="false" fo:background-color="transparent" style:font-size-asian="12pt" style:font-size-complex="12pt"/>
    </style:style>
    <style:style style:name="P6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385a4" style:text-blinking="false" fo:background-color="transparent" style:font-size-asian="12pt" style:font-size-complex="12pt"/>
    </style:style>
    <style:style style:name="P6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54a91" style:text-blinking="false" fo:background-color="transparent" style:font-size-asian="12pt" style:font-size-complex="12pt"/>
    </style:style>
    <style:style style:name="P6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fe20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a6d4a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0d0c77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a6d4a" officeooo:paragraph-rsid="002385a4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/>
    </style:style>
    <style:style style:name="P68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10008b"/>
    </style:style>
    <style:style style:name="P69" style:family="paragraph" style:parent-style-name="Text_20_body">
      <style:paragraph-properties fo:margin-top="0in" fo:margin-bottom="0.139in" loext:contextual-spacing="false" fo:line-height="150%" style:writing-mode="lr-tb"/>
      <style:text-properties fo:font-weight="normal" officeooo:paragraph-rsid="002385a4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9bcda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a6d4a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0d0c77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0008b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1d926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27a66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7424a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9307c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0df1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dd7ad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1fabd6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7c46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385a4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54a91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officeooo:rsid="0009bcda" officeooo:paragraph-rsid="0026fe20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1d926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27a66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0df1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dd7ad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1fabd6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54a91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Times New Roman" officeooo:rsid="0011d926" officeooo:paragraph-rsid="0026fe20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7424a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19307c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Times New Roman" officeooo:rsid="0017424a" officeooo:paragraph-rsid="00237c46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Times New Roman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0a6d4a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10008b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Times New Roman" officeooo:rsid="000a6d4a" officeooo:paragraph-rsid="002385a4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9a6b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Times New Roman" officeooo:rsid="001f9a6b" officeooo:paragraph-rsid="001fabd6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54a91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Times New Roman" officeooo:rsid="00254a91" officeooo:paragraph-rsid="0026fe20"/>
    </style:style>
    <style:style style:name="P103" style:family="paragraph" style:parent-style-name="Table_20_Contents">
      <style:paragraph-properties fo:margin-left="0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4" style:family="paragraph" style:parent-style-name="Table_20_Contents">
      <style:paragraph-properties fo:margin-left="0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5" style:family="paragraph" style:parent-style-name="Table_20_Contents">
      <loext:graphic-properties draw:fill="none" draw:fill-color="#ffffff" draw:opacity="100%"/>
      <style:paragraph-properties fo:margin-left="0in" fo:margin-right="0.0972in" fo:line-height="150%" fo:text-align="center" style:justify-single-word="false" fo:text-indent="0in" style:auto-text-indent="false" fo:background-color="transparent"/>
      <style:text-properties style:font-name="Times New Roman" fo:font-size="12pt" officeooo:rsid="002c110d" officeooo:paragraph-rsid="002c110d" style:font-size-asian="10.5pt" style:font-size-complex="12pt"/>
    </style:style>
    <style:style style:name="P106" style:family="paragraph" style:parent-style-name="Table_20_Contents">
      <style:paragraph-properties fo:margin-left="0.0972in" fo:margin-right="0.0972in" fo:margin-top="0in" fo:margin-bottom="0in" loext:contextual-spacing="false" fo:line-height="15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7" style:family="paragraph" style:parent-style-name="Table_20_Contents">
      <style:paragraph-properties fo:margin-left="0.0972in" fo:margin-right="0.0972in" fo:line-height="150%" fo:text-align="center" style:justify-single-word="false" fo:text-indent="0in" style:auto-text-indent="false"/>
      <style:text-properties style:font-name="Times New Roman" fo:font-size="2pt" style:font-size-asian="2pt" style:font-size-complex="2pt"/>
    </style:style>
    <style:style style:name="P108" style:family="paragraph" style:parent-style-name="Table_20_Contents">
      <loext:graphic-properties draw:fill="solid" draw:fill-color="#ffffff" draw:opacity="100%"/>
      <style:paragraph-properties fo:margin-left="0.0972in" fo:margin-right="0.0972in" fo:line-height="150%" fo:text-align="center" style:justify-single-word="false" fo:text-indent="0in" style:auto-text-indent="false" fo:background-color="#ffffff"/>
      <style:text-properties style:font-name="Times New Roman" fo:font-size="2pt" style:font-size-asian="2pt" style:font-size-complex="2pt"/>
    </style:style>
    <style:style style:name="P109" style:family="paragraph" style:parent-style-name="Text_20_body">
      <style:text-properties fo:font-weight="normal" officeooo:paragraph-rsid="002f63c6"/>
    </style:style>
    <style:style style:name="P110" style:family="paragraph" style:parent-style-name="Text_20_body">
      <style:paragraph-properties fo:text-align="center" style:justify-single-word="false"/>
      <style:text-properties fo:font-weight="normal" officeooo:paragraph-rsid="002f63c6"/>
    </style:style>
    <style:style style:name="P1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683cd" style:text-blinking="false" fo:background-color="transparent"/>
    </style:style>
    <style:style style:name="P113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3683cd" style:text-blinking="false" fo:background-color="transparent"/>
    </style:style>
    <style:style style:name="P114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115" style:family="paragraph" style:parent-style-name="Text_20_body">
      <style:paragraph-properties fo:margin-top="0in" fo:margin-bottom="0in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e51e7" officeooo:paragraph-rsid="002e51e7" style:text-blinking="false" fo:background-color="transparent"/>
    </style:style>
    <style:style style:name="P116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6pt" fo:font-style="normal" style:text-underline-style="none" fo:font-weight="bold" officeooo:rsid="002f63c6" officeooo:paragraph-rsid="002f63c6" style:text-blinking="false" fo:background-color="transparent"/>
    </style:style>
    <style:style style:name="P117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18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19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3683cd" style:text-blinking="false" fo:background-color="transparent"/>
    </style:style>
    <style:style style:name="P120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2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</style:style>
    <style:style style:name="P123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fo:font-weight="normal"/>
    </style:style>
    <style:style style:name="P124" style:family="paragraph" style:parent-style-name="Text_20_body">
      <style:paragraph-properties fo:margin-top="0in" fo:margin-bottom="0in" loext:contextual-spacing="false" fo:line-height="179%" style:writing-mode="lr-tb"/>
      <style:text-properties fo:font-weight="bold"/>
    </style:style>
    <style:style style:name="P12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50%" fo:text-align="justify" style:justify-single-word="false" fo:background-color="transparent" style:writing-mode="lr-tb"/>
      <style:text-properties style:font-name="Times New Roman" officeooo:paragraph-rsid="003683cd"/>
    </style:style>
    <style:style style:name="P126" style:family="paragraph" style:parent-style-name="Text_20_body">
      <style:paragraph-properties fo:margin-top="0in" fo:margin-bottom="0in" loext:contextual-spacing="false" fo:line-height="179%" fo:text-align="justify" style:justify-single-word="false" style:writing-mode="lr-tb"/>
      <style:text-properties officeooo:rsid="003803f4" officeooo:paragraph-rsid="003803f4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0a6d4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0e9db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1d9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27a6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7424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a57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0df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6fe20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a6d4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0a6d4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0008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9bcd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9db9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d926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27a66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424a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a5711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df1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fe20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officeooo:rsid="0037430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0d166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1bfff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2bad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683c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officeooo:rsid="00374309" style:text-blinking="false" fo:background-color="transparent" loext:char-shading-value="0" style:font-style-asian="italic" style:font-style-complex="italic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42" style:family="text">
      <style:text-properties officeooo:rsid="0009bcda"/>
    </style:style>
    <style:style style:name="T43" style:family="text">
      <style:text-properties officeooo:rsid="000a6d4a"/>
    </style:style>
    <style:style style:name="T44" style:family="text">
      <style:text-properties officeooo:rsid="000e9db9"/>
    </style:style>
    <style:style style:name="T45" style:family="text">
      <style:text-properties officeooo:rsid="000f6fd6"/>
    </style:style>
    <style:style style:name="T46" style:family="text">
      <style:text-properties officeooo:rsid="0010008b"/>
    </style:style>
    <style:style style:name="T47" style:family="text">
      <style:text-properties officeooo:rsid="00127a66"/>
    </style:style>
    <style:style style:name="T48" style:family="text">
      <style:text-properties officeooo:rsid="0017424a"/>
    </style:style>
    <style:style style:name="T49" style:family="text">
      <style:text-properties officeooo:rsid="001c4fb7"/>
    </style:style>
    <style:style style:name="T50" style:family="text">
      <style:text-properties officeooo:rsid="001d0df1"/>
    </style:style>
    <style:style style:name="T51" style:family="text">
      <style:text-properties officeooo:rsid="001f9a6b"/>
    </style:style>
    <style:style style:name="T52" style:family="text">
      <style:text-properties officeooo:rsid="00210636"/>
    </style:style>
    <style:style style:name="T53" style:family="text">
      <style:text-properties officeooo:rsid="00254a91"/>
    </style:style>
    <style:style style:name="T54" style:family="text">
      <style:text-properties officeooo:rsid="0026fe20"/>
    </style:style>
    <style:style style:name="T55" style:family="text">
      <style:text-properties officeooo:rsid="0029f307"/>
    </style:style>
    <style:style style:name="T56" style:family="text">
      <style:text-properties officeooo:rsid="002b2aa9"/>
    </style:style>
    <style:style style:name="T57" style:family="text">
      <style:text-properties officeooo:rsid="0037430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<text:bookmark text:name="docs-internal-guid-4341ad5b-7fff-7a16-5274-9bed8d3bcaa2"/>LAPORAN ANALISA SYSTEM DESIGN</text:p>
      <text:p text:style-name="Text_20_body"/>
      <text:p text:style-name="P121"><draw:frame draw:style-name="fr1" draw:name="Image3" text:anchor-type="as-char" svg:width="5.4583in" svg:height="5.4165in" draw:z-index="0"><draw:image xlink:href="Pictures/10000201000005CA000005BFDD15C5B5BBF84213.png" xlink:type="simple" xlink:show="embed" xlink:actuate="onLoad" loext:mime-type="image/png"/></draw:frame></text:p>
      <text:p text:style-name="Text_20_body"/>
      <text:p text:style-name="P114">BY:</text:p>
      <text:p text:style-name="P116">Feriawan<text:tab/><text:tab/>31117012</text:p>
      <text:p text:style-name="P116">Vincensius A<text:tab/>31117013</text:p>
      <text:p text:style-name="P110"><text:line-break/><text:line-break/></text:p>
      <text:p text:style-name="P109"/>
      <text:p text:style-name="P109"><text:line-break/><text:line-break/><text:line-break/></text:p>
      <text:p text:style-name="P114"><text:bookmark-start text:name="__DdeLink__1864_2674840871"/><text:soft-page-break/>BAB 1</text:p>
      <text:p text:style-name="P124"><text:span text:style-name="T41">LATAR BELAKANG :</text:span></text:p>
      <text:p text:style-name="P124"><text:span text:style-name="T34"><text:tab/>Akhir akhir ini perkembangan jaman sangat pesat. </text:span><text:span text:style-name="T37">O</text:span><text:span text:style-name="T35">leh karena itu banyak toko yang mulai mengekspansi tokonya, agar dapat dikenal oleh lingkungan yang lebih luas </text:span><text:span text:style-name="T36">dan diharapkan bisa meningkatkan penjualan maka dari itu sistem ini kami buat.</text:span></text:p>
      <text:p text:style-name="P118">RUMUSAN MASALAH:</text:p>
      <text:p text:style-name="P122"><text:span text:style-name="T33">Mengingat dengan keterbatasan ruangan atau kelas yang besar dan dapat menampung mahasiswa/i dan kegiatan </text:span><text:span text:style-name="T40">moving class</text:span><text:span text:style-name="T2"> </text:span><text:span text:style-name="T33">maka muncul beberapa permasalahan yang muncul:</text:span></text:p>
      <text:p text:style-name="P120">1. Bagaimana cara <text:span text:style-name="T57">mudah melakukan perluasan bisnis?</text:span></text:p>
      <text:p text:style-name="P123"><text:span text:style-name="T31">2. </text:span><text:span text:style-name="T32">Bagaimana cara mengefektifkan biaya?</text:span></text:p>
      <text:p text:style-name="P123"><text:span text:style-name="T31">3. Bagaimana cara</text:span><text:span text:style-name="T32"> meningkatkan </text:span><text:span text:style-name="T39">brand image?</text:span></text:p>
      <text:p text:style-name="P117">MAKSUD DAN TUJUAN:</text:p>
      <text:p text:style-name="P117">MAKSUD:</text:p>
      <text:p text:style-name="P126"><text:span text:style-name="T33">Dengan adanya E-Commerce ini diharapkan dapat menigkatkan penjualan dan perluasan pasar</text:span></text:p>
      <text:p text:style-name="P119">TUJUAN:</text:p>
      <text:list xml:id="list3438332291" text:style-name="L1">
        <text:list-item>
          <text:p text:style-name="P112">Memudahkan perluasan bisnis, baik dalam negeri maupun luar negeri</text:p>
        </text:list-item>
        <text:list-item>
          <text:p text:style-name="P112">Mengurangi biaya untuk membuka toko offline serta kebutuhan akan pegawai</text:p>
        </text:list-item>
        <text:list-item>
          <text:p text:style-name="P125"><text:span text:style-name="T33">Meningkatkan brand image</text:span></text:p>
        </text:list-item>
      </text:list>
      <text:p text:style-name="P113"/>
      <text:p text:style-name="P113"><text:bookmark-end text:name="__DdeLink__1864_2674840871"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Time Table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6"/>
        <table:table-row>
          <table:table-cell table:style-name="Table1.A1" table:number-rows-spanned="3" office:value-type="string">
            <text:p text:style-name="P35">No</text:p>
          </table:table-cell>
          <table:table-cell table:style-name="Table1.B1" table:number-rows-spanned="3" office:value-type="string">
            <text:p text:style-name="P103">Kegiatan</text:p>
          </table:table-cell>
          <table:table-cell table:style-name="Table1.B1" table:number-columns-spanned="16" office:value-type="string">
            <text:p text:style-name="P106">Bu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table:number-columns-spanned="4" office:value-type="string">
            <text:p text:style-name="P103">Sept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3">Okto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3">November</text:p>
          </table:table-cell>
          <table:covered-table-cell/>
          <table:covered-table-cell/>
          <table:covered-table-cell/>
          <table:table-cell table:style-name="Table1.B1" table:number-columns-spanned="4" office:value-type="string">
            <text:p text:style-name="P103">Desembe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  <table:table-cell table:style-name="Table1.B1" office:value-type="string">
            <text:p text:style-name="P103">1</text:p>
          </table:table-cell>
          <table:table-cell table:style-name="Table1.B1" office:value-type="string">
            <text:p text:style-name="P103">2</text:p>
          </table:table-cell>
          <table:table-cell table:style-name="Table1.B1" office:value-type="string">
            <text:p text:style-name="P103">3</text:p>
          </table:table-cell>
          <table:table-cell table:style-name="Table1.B1" office:value-type="string">
            <text:p text:style-name="P103">4</text:p>
          </table:table-cell>
        </table:table-row>
        <table:table-row>
          <table:table-cell table:style-name="Table1.B1" office:value-type="string">
            <text:p text:style-name="P106">1</text:p>
          </table:table-cell>
          <table:table-cell table:style-name="Table1.B1" office:value-type="string">
            <text:p text:style-name="P106">Pembuatan Laporan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2</text:p>
          </table:table-cell>
          <table:table-cell table:style-name="Table1.B1" office:value-type="string">
            <text:p text:style-name="P106">Time Table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5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3</text:p>
          </table:table-cell>
          <table:table-cell table:style-name="Table1.B1" office:value-type="string">
            <text:p text:style-name="P106">Design</text:p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J6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</table:table-row>
        <table:table-row>
          <table:table-cell table:style-name="Table1.B1" office:value-type="string">
            <text:p text:style-name="P106">4</text:p>
          </table:table-cell>
          <table:table-cell table:style-name="Table1.B1" office:value-type="string">
            <text:p text:style-name="P106">Class Diagram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7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5</text:p>
          </table:table-cell>
          <table:table-cell table:style-name="Table1.B1" office:value-type="string">
            <text:p text:style-name="P106">Flowchart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8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6</text:p>
          </table:table-cell>
          <table:table-cell table:style-name="Table1.B1" office:value-type="string">
            <text:p text:style-name="P106">Data Dictionary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9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7</text:p>
          </table:table-cell>
          <table:table-cell table:style-name="Table1.B1" office:value-type="string">
            <text:p text:style-name="P106">Use Case 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10" office:value-type="string">
            <text:p text:style-name="P107"/>
          </table:table-cell>
          <table:table-cell table:style-name="Table1.J10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8</text:p>
          </table:table-cell>
          <table:table-cell table:style-name="Table1.B1" office:value-type="string">
            <text:p text:style-name="P106">Sequence Diagram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J11" office:value-type="string">
            <text:p text:style-name="P108"/>
          </table:table-cell>
          <table:table-cell table:style-name="Table1.C4" office:value-type="string">
            <text:p text:style-name="P107"/>
          </table:table-cell>
          <table:table-cell table:style-name="Table1.L11" office:value-type="string">
            <text:p text:style-name="P105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  <table:table-row>
          <table:table-cell table:style-name="Table1.B1" office:value-type="string">
            <text:p text:style-name="P106">9</text:p>
          </table:table-cell>
          <table:table-cell table:style-name="Table1.B1" office:value-type="string">
            <text:p text:style-name="P106">Coding</text:p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K12" office:value-type="string">
            <text:p text:style-name="P95"/>
          </table:table-cell>
          <table:table-cell table:style-name="Table1.C4" office:value-type="string">
            <text:p text:style-name="P95"/>
          </table:table-cell>
          <table:table-cell table:style-name="Table1.C4" office:value-type="string">
            <text:p text:style-name="P95"/>
          </table:table-cell>
        </table:table-row>
        <table:table-row>
          <table:table-cell table:style-name="Table1.B1" office:value-type="string">
            <text:p text:style-name="P106">10</text:p>
          </table:table-cell>
          <table:table-cell table:style-name="Table1.B1" office:value-type="string">
            <text:p text:style-name="P106">Design implementasi</text:p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4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K13" office:value-type="string">
            <text:p text:style-name="P107"/>
          </table:table-cell>
          <table:table-cell table:style-name="Table1.C4" office:value-type="string">
            <text:p text:style-name="P107"/>
          </table:table-cell>
          <table:table-cell table:style-name="Table1.C4" office:value-type="string">
            <text:p text:style-name="P107"/>
          </table:table-cell>
        </table:table-row>
      </table:table>
      <text:p text:style-name="P15"/>
      <text:p text:style-name="P13"/>
      <text:p text:style-name="P13"/>
      <text:p text:style-name="P13">Use Case Specification Table</text:p>
      <text:p text:style-name="P19"><text:bookmark text:name="docs-internal-guid-dbfc93aa-7fff-6a4c-b6ad-91cb1ea94cb3"/><text:span text:style-name="T3">Use case name</text:span><text:span text:style-name="T1"> <text:tab/><text:tab/></text:span><text:span text:style-name="T3">: </text:span><text:span text:style-name="T4">User Registrasi</text:span></text:p>
      <text:p text:style-name="P36"><text:span text:style-name="T3">Pre condition</text:span><text:span text:style-name="T1"> <text:tab/><text:tab/></text:span><text:span text:style-name="T3">: </text:span><text:span text:style-name="T4">User melakukan registrasi untuk bertransakasi</text:span></text:p>
      <text:p text:style-name="P36"><text:span text:style-name="T3">Post Condition <text:tab/><text:tab/>: </text:span><text:span text:style-name="T4">1. User mendapat akun untuk bertransaksi</text:span></text:p>
      <text:p text:style-name="P50">Successful Condition : <text:span text:style-name="T42">User mendapatkan akun untuk bertransaks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0">User</text:p>
          </table:table-cell>
          <table:table-cell table:style-name="Table2.B1" office:value-type="string">
            <text:p text:style-name="P70">System</text:p>
          </table:table-cell>
        </table:table-row>
        <table:table-row>
          <table:table-cell table:style-name="Table2.A2" office:value-type="string">
            <text:p text:style-name="P70">1. Masuk kedalam situs dan melakuan registrasi melalui menu registrasi</text:p>
          </table:table-cell>
          <table:table-cell table:style-name="Table2.B2" office:value-type="string">
            <text:p text:style-name="P70">2. System memeriksa validitas data</text:p>
          </table:table-cell>
        </table:table-row>
        <table:table-row>
          <table:table-cell table:style-name="Table2.A2" office:value-type="string">
            <text:p text:style-name="P70"/>
          </table:table-cell>
          <table:table-cell table:style-name="Table2.B2" office:value-type="string">
            <text:p text:style-name="P70">3. System menyimpan data user</text:p>
          </table:table-cell>
        </table:table-row>
      </table:table>
      <text:p text:style-name="P14"><text:line-break/><text:span text:style-name="T13">Use case name</text:span><text:span text:style-name="T17"> <text:tab/><text:tab/></text:span><text:span text:style-name="T13">: </text:span><text:span text:style-name="T14">User </text:span><text:span text:style-name="T15">Login</text:span></text:p>
      <text:p text:style-name="P37"><text:soft-page-break/><text:span text:style-name="T3">Pre condition</text:span><text:span text:style-name="T1"> <text:tab/><text:tab/></text:span><text:span text:style-name="T3">: </text:span><text:span text:style-name="T4">User melakukan </text:span><text:span text:style-name="T5">login kedalam system</text:span></text:p>
      <text:p text:style-name="P37"><text:span text:style-name="T3">Post Condition <text:tab/><text:tab/>: </text:span><text:span text:style-name="T4">1. User </text:span><text:span text:style-name="T5">berhasil login kedalam system</text:span></text:p>
      <text:p text:style-name="P64"><text:tab/><text:tab/><text:tab/><text:tab/><text:tab/> <text:s/>2. User gagal login (salah password / email)</text:p>
      <text:p text:style-name="P51">Successful Condition : <text:span text:style-name="T42">User berhasil login kedalam system dan siap untuk bertransaksi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1">User</text:p>
          </table:table-cell>
          <table:table-cell table:style-name="Table3.B1" office:value-type="string">
            <text:p text:style-name="P71">System</text:p>
          </table:table-cell>
        </table:table-row>
        <table:table-row>
          <table:table-cell table:style-name="Table3.A2" office:value-type="string">
            <text:p text:style-name="P71">1. <text:span text:style-name="T56">Use case ini dimulai ketika user m</text:span>asuk kedalam situs dan melakuan <text:span text:style-name="T43">login</text:span></text:p>
          </table:table-cell>
          <table:table-cell table:style-name="Table3.B2" office:value-type="string">
            <text:p text:style-name="P71">2. System memeriksa validitas data</text:p>
          </table:table-cell>
        </table:table-row>
        <table:table-row>
          <table:table-cell table:style-name="Table3.A2" office:value-type="string">
            <text:p text:style-name="P71"/>
          </table:table-cell>
          <table:table-cell table:style-name="Table3.B2" office:value-type="string">
            <text:p text:style-name="P71">3. System <text:span text:style-name="T43">memberi akses kepada user berdasarkan tipe user</text:span></text:p>
          </table:table-cell>
        </table:table-row>
      </table:table>
      <text:p text:style-name="P27"/>
      <text:p text:style-name="P16"><text:bookmark text:name="docs-internal-guid-533c24da-7fff-ee99-70b1-ee768380ce30"/><text:span text:style-name="T18">Alternative Condition 1</text:span><text:span text:style-name="T1"> </text:span><text:span text:style-name="T18">: </text:span><text:span text:style-name="T19">User gagal login</text:span><text:span text:style-name="T18">.</text:span></text:p>
      <text:p text:style-name="P67"><text:span text:style-name="T18">Pre Condition : Pada langkah ke </text:span><text:span text:style-name="T19">2</text:span><text:span text:style-name="T18">, </text:span><text:span text:style-name="T19">system mendeteksi adanya kesalahan user dan password</text:span><text:span text:style-name="T18">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User</text:p>
          </table:table-cell>
          <table:table-cell table:style-name="Table4.B1" office:value-type="string">
            <text:p text:style-name="P71">System</text:p>
          </table:table-cell>
        </table:table-row>
        <table:table-row>
          <table:table-cell table:style-name="Table4.A2" office:value-type="string">
            <text:p text:style-name="P96"/>
          </table:table-cell>
          <table:table-cell table:style-name="Table4.B2" office:value-type="string">
            <text:p text:style-name="P96"><text:span text:style-name="T56">2</text:span>. <text:span text:style-name="T55">s</text:span>ystem <text:span text:style-name="T56">menampilan pesan eror</text:span></text:p>
          </table:table-cell>
        </table:table-row>
        <table:table-row>
          <table:table-cell table:style-name="Table4.A2" office:value-type="string">
            <text:p text:style-name="P71"/>
          </table:table-cell>
          <table:table-cell table:style-name="Table4.B2" office:value-type="string">
            <text:p text:style-name="P96"><text:span text:style-name="T56">3. </text:span>Kembali pada proses no <text:span text:style-name="T56">1</text:span></text:p>
          </table:table-cell>
        </table:table-row>
      </table:table>
      <text:p text:style-name="P34"/>
      <text:p text:style-name="P34"><text:span text:style-name="T21">Use case name</text:span><text:span text:style-name="T30"> <text:tab/><text:tab/></text:span><text:span text:style-name="T21">: </text:span><text:span text:style-name="T22">User </text:span><text:span text:style-name="T23">mencari item</text:span></text:p>
      <text:p text:style-name="P38"><text:span text:style-name="T3">Pre condition</text:span><text:span text:style-name="T1"> <text:tab/><text:tab/></text:span><text:span text:style-name="T3">: </text:span><text:span text:style-name="T4">User </text:span><text:span text:style-name="T6">memasukan keyword </text:span><text:span text:style-name="T5">kedalam system </text:span><text:span text:style-name="T6">melalui kolom search</text:span></text:p>
      <text:p text:style-name="P38"><text:span text:style-name="T3">Post Condition <text:tab/><text:tab/>: </text:span><text:span text:style-name="T4">1. </text:span><text:span text:style-name="T6">User dapat menemukan item yang di cari</text:span></text:p>
      <text:p text:style-name="P65"><text:tab/><text:tab/><text:tab/><text:tab/><text:tab/> <text:s/>2. <text:span text:style-name="T44">Item dicari tidak ditemukan</text:span></text:p>
      <text:p text:style-name="P52">Successful Condition : <text:span text:style-name="T42">User berhasil menemukan yang dicari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2">User</text:p>
          </table:table-cell>
          <table:table-cell table:style-name="Table5.B1" office:value-type="string">
            <text:p text:style-name="P72">System</text:p>
          </table:table-cell>
        </table:table-row>
        <table:table-row>
          <table:table-cell table:style-name="Table5.A2" office:value-type="string">
            <text:p text:style-name="P72">1. <text:span text:style-name="T45">Memasukan keyword pada kolom search</text:span></text:p>
          </table:table-cell>
          <table:table-cell table:style-name="Table5.B2" office:value-type="string">
            <text:p text:style-name="P72">2. System <text:span text:style-name="T46">mencari dalam database</text:span></text:p>
          </table:table-cell>
        </table:table-row>
        <table:table-row>
          <table:table-cell table:style-name="Table5.A2" office:value-type="string">
            <text:p text:style-name="P72"/>
          </table:table-cell>
          <table:table-cell table:style-name="Table5.B2" office:value-type="string">
            <text:p text:style-name="P72">3. System <text:span text:style-name="T46">menampilkan hasil pencarian</text:span></text:p>
          </table:table-cell>
        </table:table-row>
      </table:table>
      <text:p text:style-name="P17"><text:span text:style-name="T18">Alternative Condition 1</text:span><text:span text:style-name="T1"> </text:span><text:span text:style-name="T18">: </text:span><text:span text:style-name="T20">item dicari tidak ditemukan</text:span><text:span text:style-name="T18">.</text:span></text:p>
      <text:p text:style-name="P68"><text:span text:style-name="T18">Pre Condition : Pada langkah ke </text:span><text:span text:style-name="T19">2</text:span><text:span text:style-name="T18">, </text:span><text:span text:style-name="T19">system </text:span><text:span text:style-name="T20">tidak menemukan data dalam database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User</text:p>
          </table:table-cell>
          <table:table-cell table:style-name="Table6.B1" office:value-type="string">
            <text:p text:style-name="P73">System</text:p>
          </table:table-cell>
        </table:table-row>
        <table:table-row>
          <table:table-cell table:style-name="Table6.A2" office:value-type="string">
            <text:p text:style-name="P97">2. user memasukan kembali <text:span text:style-name="T46">kata kunci yang lain</text:span></text:p>
          </table:table-cell>
          <table:table-cell table:style-name="Table6.B2" office:value-type="string">
            <text:p text:style-name="P97">1. System <text:span text:style-name="T46">menampilkan pesan eror</text:span></text:p>
          </table:table-cell>
        </table:table-row>
        <text:soft-page-break/>
        <table:table-row>
          <table:table-cell table:style-name="Table6.A2" office:value-type="string">
            <text:p text:style-name="P73"/>
          </table:table-cell>
          <table:table-cell table:style-name="Table6.B2" office:value-type="string">
            <text:p text:style-name="P97">Kembali pada proses no <text:span text:style-name="T46">2</text:span></text:p>
          </table:table-cell>
        </table:table-row>
      </table:table>
      <text:p text:style-name="P11"/>
      <text:p text:style-name="P1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4">masukan item dalam cart</text:span></text:p>
      <text:p text:style-name="P39"><text:span text:style-name="T3">Pre condition</text:span><text:span text:style-name="T1"> <text:tab/><text:tab/></text:span><text:span text:style-name="T3">: </text:span><text:span text:style-name="T4">User </text:span><text:span text:style-name="T7">memilih dan </text:span><text:span text:style-name="T6">memasukan </text:span><text:span text:style-name="T7">item kedalam cart</text:span></text:p>
      <text:p text:style-name="P39"><text:span text:style-name="T3">Post Condition <text:tab/><text:tab/>: </text:span><text:span text:style-name="T4">1. </text:span><text:span text:style-name="T6">User </text:span><text:span text:style-name="T7">berhasil memasukan item kedalam cart</text:span></text:p>
      <text:p text:style-name="P53">Successful Condition : <text:span text:style-name="T42">User berhasil menemukan yang dicari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4">User</text:p>
          </table:table-cell>
          <table:table-cell table:style-name="Table7.B1" office:value-type="string">
            <text:p text:style-name="P74">System</text:p>
          </table:table-cell>
        </table:table-row>
        <table:table-row>
          <table:table-cell table:style-name="Table7.A2" office:value-type="string">
            <text:p text:style-name="P85">1. klik beli pada item yang dipilih</text:p>
          </table:table-cell>
          <table:table-cell table:style-name="Table7.B2" office:value-type="string">
            <text:p text:style-name="P74">2. System <text:span text:style-name="T46">mencatat item didalam cart</text:span></text:p>
          </table:table-cell>
        </table:table-row>
        <table:table-row>
          <table:table-cell table:style-name="Table7.A2" office:value-type="string">
            <text:p text:style-name="P74"/>
          </table:table-cell>
          <table:table-cell table:style-name="Table7.B2" office:value-type="string">
            <text:p text:style-name="P74">3. System <text:span text:style-name="T46">menampilkan isi cart</text:span></text:p>
          </table:table-cell>
        </table:table-row>
      </table:table>
      <text:p text:style-name="P28"/>
      <text:p text:style-name="P2"><text:span text:style-name="T21">Use case name</text:span><text:span text:style-name="T30"> <text:tab/><text:tab/></text:span><text:span text:style-name="T21">: </text:span><text:span text:style-name="T22">User </text:span><text:span text:style-name="T23">me</text:span><text:span text:style-name="T25">nghapus</text:span><text:span text:style-name="T24"> item dalam cart</text:span></text:p>
      <text:p text:style-name="P40"><text:span text:style-name="T3">Pre condition</text:span><text:span text:style-name="T1"> <text:tab/><text:tab/></text:span><text:span text:style-name="T3">: </text:span><text:span text:style-name="T4">User </text:span><text:span text:style-name="T6">me</text:span><text:span text:style-name="T8">nghapus</text:span><text:span text:style-name="T7"> item dalam cart</text:span></text:p>
      <text:p text:style-name="P40"><text:span text:style-name="T3">Post Condition <text:tab/><text:tab/>: </text:span><text:span text:style-name="T4">1. </text:span><text:span text:style-name="T6">User </text:span><text:span text:style-name="T7">berhasil </text:span><text:span text:style-name="T6">me</text:span><text:span text:style-name="T8">nghapus</text:span><text:span text:style-name="T7"> item dalam cart</text:span></text:p>
      <text:p text:style-name="P54">Successful Condition : <text:span text:style-name="T42">User menghapus item dalam cart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5">User</text:p>
          </table:table-cell>
          <table:table-cell table:style-name="Table8.B1" office:value-type="string">
            <text:p text:style-name="P75">System</text:p>
          </table:table-cell>
        </table:table-row>
        <table:table-row>
          <table:table-cell table:style-name="Table8.A2" office:value-type="string">
            <text:p text:style-name="P86">1. klik <text:span text:style-name="T47">hapus</text:span> pada item yang dipilih <text:span text:style-name="T47">dalam cart</text:span></text:p>
          </table:table-cell>
          <table:table-cell table:style-name="Table8.B2" office:value-type="string">
            <text:p text:style-name="P75">2. System <text:span text:style-name="T47">update item didalam cart</text:span></text:p>
          </table:table-cell>
        </table:table-row>
        <table:table-row>
          <table:table-cell table:style-name="Table8.A2" office:value-type="string">
            <text:p text:style-name="P75"/>
          </table:table-cell>
          <table:table-cell table:style-name="Table8.B2" office:value-type="string">
            <text:p text:style-name="P75">3. System <text:span text:style-name="T46">menampilkan isi cart</text:span></text:p>
          </table:table-cell>
        </table:table-row>
      </table:table>
      <text:p text:style-name="P20"/>
      <text:p text:style-name="P3"><text:span text:style-name="T21">Use case name</text:span><text:span text:style-name="T30"> <text:tab/><text:tab/></text:span><text:span text:style-name="T21">: </text:span><text:span text:style-name="T22">User </text:span><text:span text:style-name="T26">mengubah profile</text:span></text:p>
      <text:p text:style-name="P41"><text:span text:style-name="T3">Pre condition</text:span><text:span text:style-name="T1"> <text:tab/><text:tab/></text:span><text:span text:style-name="T3">: </text:span><text:span text:style-name="T4">User </text:span><text:span text:style-name="T9">mengubah profile</text:span></text:p>
      <text:p text:style-name="P41"><text:span text:style-name="T3">Post Condition <text:tab/><text:tab/>: </text:span><text:span text:style-name="T4">1. </text:span><text:span text:style-name="T6">User </text:span><text:span text:style-name="T7">berhasil </text:span><text:span text:style-name="T9">mengubah profile</text:span></text:p>
      <text:p text:style-name="P55">Successful Condition : <text:span text:style-name="T42">User berhasil mengubah profile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6">User</text:p>
          </table:table-cell>
          <table:table-cell table:style-name="Table9.B1" office:value-type="string">
            <text:p text:style-name="P76">System</text:p>
          </table:table-cell>
        </table:table-row>
        <table:table-row>
          <table:table-cell table:style-name="Table9.A2" office:value-type="string">
            <text:p text:style-name="P92">1. User membuka halaman profile</text:p>
          </table:table-cell>
          <table:table-cell table:style-name="Table9.B2" office:value-type="string">
            <text:p text:style-name="P76">2. System <text:span text:style-name="T48">menampilkan halaman profile</text:span></text:p>
          </table:table-cell>
        </table:table-row>
        <table:table-row>
          <table:table-cell table:style-name="Table9.A2" office:value-type="string">
            <text:p text:style-name="P92">3. User memeriksa profile dan mengupdate</text:p>
          </table:table-cell>
          <table:table-cell table:style-name="Table9.B2" office:value-type="string">
            <text:p text:style-name="P92">4. System menyimpan perubahan yang terjadi</text:p>
          </table:table-cell>
        </table:table-row>
      </table:table>
      <text:p text:style-name="P21"/>
      <text:p text:style-name="P4"><text:span text:style-name="T21">Use case name</text:span><text:span text:style-name="T30"> <text:tab/><text:tab/></text:span><text:span text:style-name="T21">: </text:span><text:span text:style-name="T22">User </text:span><text:span text:style-name="T27">konfirmasi cart</text:span></text:p>
      <text:p text:style-name="P42"><text:span text:style-name="T3">Pre condition</text:span><text:span text:style-name="T1"> <text:tab/><text:tab/></text:span><text:span text:style-name="T3">: </text:span><text:span text:style-name="T4">User </text:span><text:span text:style-name="T10">konfirmasi cart</text:span></text:p>
      <text:p text:style-name="P42"><text:span text:style-name="T3">Post Condition <text:tab/><text:tab/>: </text:span><text:span text:style-name="T4">1. </text:span><text:span text:style-name="T6">User </text:span><text:span text:style-name="T7">berhasil </text:span><text:span text:style-name="T10">konfirmasi cart</text:span></text:p>
      <text:p text:style-name="P56">Successful Condition : <text:span text:style-name="T44">User berhasil konfirmasi cart</text:span></text:p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77">User</text:p>
          </table:table-cell>
          <table:table-cell table:style-name="Table10.B1" office:value-type="string">
            <text:p text:style-name="P77">System</text:p>
          </table:table-cell>
        </table:table-row>
        <table:table-row>
          <table:table-cell table:style-name="Table10.A2" office:value-type="string">
            <text:p text:style-name="P93">1. User membuka halaman <text:span text:style-name="T49">cart</text:span></text:p>
          </table:table-cell>
          <table:table-cell table:style-name="Table10.B2" office:value-type="string">
            <text:p text:style-name="P77">2. System <text:span text:style-name="T48">menampilkan halaman cart</text:span></text:p>
          </table:table-cell>
        </table:table-row>
        <table:table-row>
          <table:table-cell table:style-name="Table10.A2" office:value-type="string">
            <text:p text:style-name="P93">3. User memeriksa <text:span text:style-name="T49">cart dan checkout</text:span></text:p>
          </table:table-cell>
          <table:table-cell table:style-name="Table10.B2" office:value-type="string">
            <text:p text:style-name="P93">4. System menyimpan perubahan yang terjadi <text:span text:style-name="T49">dan masuk ke menu pembayaran</text:span></text:p>
          </table:table-cell>
        </table:table-row>
      </table:table>
      <text:p text:style-name="P22"/>
      <text:p text:style-name="P5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</text:span><text:span text:style-name="T25">nghapus</text:span><text:span text:style-name="T24"> item</text:span></text:p>
      <text:p text:style-name="P43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</text:span><text:span text:style-name="T8">nghapus</text:span><text:span text:style-name="T7"> item</text:span></text:p>
      <text:p text:style-name="P43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</text:span><text:span text:style-name="T8">nghapus</text:span><text:span text:style-name="T7"> item</text:span></text:p>
      <text:p text:style-name="P57">Successful Condition : <text:span text:style-name="T42">owner menghapus item dalam cart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8"><text:span text:style-name="T50">O</text:span>wner</text:p>
          </table:table-cell>
          <table:table-cell table:style-name="Table11.B1" office:value-type="string">
            <text:p text:style-name="P78">System</text:p>
          </table:table-cell>
        </table:table-row>
        <table:table-row>
          <table:table-cell table:style-name="Table11.A2" office:value-type="string">
            <text:p text:style-name="P87">1. klik <text:span text:style-name="T47">hapus</text:span> pada item yang dipilih</text:p>
          </table:table-cell>
          <table:table-cell table:style-name="Table11.B2" office:value-type="string">
            <text:p text:style-name="P78">2. System <text:span text:style-name="T47">update item</text:span></text:p>
          </table:table-cell>
        </table:table-row>
        <table:table-row>
          <table:table-cell table:style-name="Table11.A2" office:value-type="string">
            <text:p text:style-name="P78"/>
          </table:table-cell>
          <table:table-cell table:style-name="Table11.B2" office:value-type="string">
            <text:p text:style-name="P78">3. System <text:span text:style-name="T46">menampilkan status berhasil</text:span></text:p>
          </table:table-cell>
        </table:table-row>
      </table:table>
      <text:p text:style-name="P23"/>
      <text:p text:style-name="P6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item</text:span></text:p>
      <text:p text:style-name="P44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item</text:span></text:p>
      <text:p text:style-name="P44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item</text:span></text:p>
      <text:p text:style-name="P58">Successful Condition : <text:span text:style-name="T42">owner menambah item 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79"><text:span text:style-name="T50">O</text:span>wner</text:p>
          </table:table-cell>
          <table:table-cell table:style-name="Table12.B1" office:value-type="string">
            <text:p text:style-name="P79">System</text:p>
          </table:table-cell>
        </table:table-row>
        <table:table-row>
          <table:table-cell table:style-name="Table12.A2" office:value-type="string">
            <text:p text:style-name="P88">1. klik <text:span text:style-name="T51">hapus item</text:span></text:p>
          </table:table-cell>
          <table:table-cell table:style-name="Table12.B2" office:value-type="string">
            <text:p text:style-name="P99">2. menampilkan halaman hapus item</text:p>
          </table:table-cell>
        </table:table-row>
        <table:table-row>
          <table:table-cell table:style-name="Table12.A2" office:value-type="string">
            <text:p text:style-name="P99">3. Owner mengisi data data item</text:p>
          </table:table-cell>
          <table:table-cell table:style-name="Table12.B2" office:value-type="string">
            <text:p text:style-name="P79"><text:span text:style-name="T51">4</text:span>. System <text:span text:style-name="T51">menyimpan informasi yang dimasukan dan menampilkan status berhasil</text:span></text:p>
          </table:table-cell>
        </table:table-row>
      </table:table>
      <text:p text:style-name="P24"/>
      <text:p text:style-name="P7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ambah</text:span><text:span text:style-name="T24"> kategori</text:span></text:p>
      <text:p text:style-name="P45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ambah</text:span><text:span text:style-name="T7"> kategori</text:span></text:p>
      <text:p text:style-name="P45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ambah</text:span><text:span text:style-name="T7"> kategori</text:span></text:p>
      <text:p text:style-name="P59">Successful Condition : <text:span text:style-name="T42">owner menambah kategori item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0"><text:span text:style-name="T50">O</text:span>wner</text:p>
          </table:table-cell>
          <table:table-cell table:style-name="Table13.B1" office:value-type="string">
            <text:p text:style-name="P80">System</text:p>
          </table:table-cell>
        </table:table-row>
        <table:table-row>
          <table:table-cell table:style-name="Table13.A2" office:value-type="string">
            <text:p text:style-name="P89">1. klik <text:span text:style-name="T51">tambah kategori</text:span></text:p>
          </table:table-cell>
          <table:table-cell table:style-name="Table13.B2" office:value-type="string">
            <text:p text:style-name="P100">2. menampilkan halaman tambah kategori</text:p>
          </table:table-cell>
        </table:table-row>
        <table:table-row>
          <table:table-cell table:style-name="Table13.A2" office:value-type="string">
            <text:p text:style-name="P100">3. Owner mengisi data data kategori</text:p>
          </table:table-cell>
          <table:table-cell table:style-name="Table13.B2" office:value-type="string">
            <text:p text:style-name="P80"><text:span text:style-name="T51">4</text:span>. System <text:span text:style-name="T51">menyimpan informasi yang dimasukan dan menampilkan status berhasil</text:span></text:p>
          </table:table-cell>
        </table:table-row>
      </table:table>
      <text:p text:style-name="P25"/>
      <text:p text:style-name="P7"><text:soft-page-break/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hapus</text:span><text:span text:style-name="T24"> kategori</text:span></text:p>
      <text:p text:style-name="P45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hapus</text:span><text:span text:style-name="T7"> kategori</text:span></text:p>
      <text:p text:style-name="P45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hapus</text:span><text:span text:style-name="T7"> kategori</text:span></text:p>
      <text:p text:style-name="P59">Successful Condition : <text:span text:style-name="T42">owner menghapus kategori item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80"><text:span text:style-name="T50">O</text:span>wner</text:p>
          </table:table-cell>
          <table:table-cell table:style-name="Table14.B1" office:value-type="string">
            <text:p text:style-name="P80">System</text:p>
          </table:table-cell>
        </table:table-row>
        <table:table-row>
          <table:table-cell table:style-name="Table14.A2" office:value-type="string">
            <text:p text:style-name="P89">1. klik <text:span text:style-name="T51">hapus kategori</text:span></text:p>
          </table:table-cell>
          <table:table-cell table:style-name="Table14.B2" office:value-type="string">
            <text:p text:style-name="P100">2. menampilkan halaman hapus kategori</text:p>
          </table:table-cell>
        </table:table-row>
        <table:table-row>
          <table:table-cell table:style-name="Table14.A2" office:value-type="string">
            <text:p text:style-name="P100">3. Owner <text:span text:style-name="T52">memilih kategori yang akan dihapus</text:span></text:p>
          </table:table-cell>
          <table:table-cell table:style-name="Table14.B2" office:value-type="string">
            <text:p text:style-name="P80"><text:span text:style-name="T51">4</text:span>. System <text:span text:style-name="T51">menyimpan informasi yang dimasukan dan menampilkan status berhasil</text:span></text:p>
          </table:table-cell>
        </table:table-row>
      </table:table>
      <text:p text:style-name="P30"/>
      <text:p text:style-name="P8"><text:span text:style-name="T21">Use case name</text:span><text:span text:style-name="T30"> <text:tab/><text:tab/></text:span><text:span text:style-name="T21">: </text:span><text:span text:style-name="T22">Owner </text:span><text:span text:style-name="T26">mengubah item</text:span></text:p>
      <text:p text:style-name="P46"><text:span text:style-name="T3">Pre condition</text:span><text:span text:style-name="T1"> <text:tab/><text:tab/></text:span><text:span text:style-name="T3">: </text:span><text:span text:style-name="T4">Owner </text:span><text:span text:style-name="T9">mengubah item</text:span></text:p>
      <text:p text:style-name="P46"><text:span text:style-name="T3">Post Condition <text:tab/><text:tab/>: </text:span><text:span text:style-name="T4">1. </text:span><text:span text:style-name="T6">Owner </text:span><text:span text:style-name="T7">berhasil </text:span><text:span text:style-name="T9">mengubah item</text:span></text:p>
      <text:p text:style-name="P60">Successful Condition : <text:span text:style-name="T42">Owner berhasil mengubah item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1">Owner</text:p>
          </table:table-cell>
          <table:table-cell table:style-name="Table15.B1" office:value-type="string">
            <text:p text:style-name="P81">System</text:p>
          </table:table-cell>
        </table:table-row>
        <table:table-row>
          <table:table-cell table:style-name="Table15.A2" office:value-type="string">
            <text:p text:style-name="P94">1. Owner membuka halaman item</text:p>
          </table:table-cell>
          <table:table-cell table:style-name="Table15.B2" office:value-type="string">
            <text:p text:style-name="P81">2. System <text:span text:style-name="T48">menampilkan halaman item</text:span></text:p>
          </table:table-cell>
        </table:table-row>
        <table:table-row>
          <table:table-cell table:style-name="Table15.A2" office:value-type="string">
            <text:p text:style-name="P94">3. Owner memeriksa item dan mengupdate</text:p>
          </table:table-cell>
          <table:table-cell table:style-name="Table15.B2" office:value-type="string">
            <text:p text:style-name="P94">4. System menyimpan perubahan yang terjadi</text:p>
          </table:table-cell>
        </table:table-row>
      </table:table>
      <text:p text:style-name="P26"/>
      <text:p text:style-name="P12"><text:span text:style-name="T13">Use case name</text:span><text:span text:style-name="T17"> <text:tab/><text:tab/></text:span><text:span text:style-name="T13">: </text:span><text:span text:style-name="T14">Owner </text:span><text:span text:style-name="T15">Login</text:span></text:p>
      <text:p text:style-name="P47"><text:span text:style-name="T3">Pre condition</text:span><text:span text:style-name="T1"> <text:tab/><text:tab/></text:span><text:span text:style-name="T3">: </text:span><text:span text:style-name="T4">Owner melakukan </text:span><text:span text:style-name="T5">login kedalam system</text:span></text:p>
      <text:p text:style-name="P47"><text:span text:style-name="T3">Post Condition <text:tab/><text:tab/>: </text:span><text:span text:style-name="T4">1. Owner </text:span><text:span text:style-name="T5">berhasil login kedalam system</text:span></text:p>
      <text:p text:style-name="P66"><text:tab/><text:tab/><text:tab/><text:tab/><text:tab/> <text:s/>2. Owner gagal login (salah password / email)</text:p>
      <text:p text:style-name="P61">Successful Condition : <text:span text:style-name="T42">Owner berhasil login kedalam system dan siap untuk bertransaksi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2">Owner</text:p>
          </table:table-cell>
          <table:table-cell table:style-name="Table16.B1" office:value-type="string">
            <text:p text:style-name="P82">System</text:p>
          </table:table-cell>
        </table:table-row>
        <table:table-row>
          <table:table-cell table:style-name="Table16.A2" office:value-type="string">
            <text:p text:style-name="P82">1. Masuk kedalam situs dan melakuan <text:span text:style-name="T43">login</text:span></text:p>
          </table:table-cell>
          <table:table-cell table:style-name="Table16.B2" office:value-type="string">
            <text:p text:style-name="P82">2. System memeriksa validitas data</text:p>
          </table:table-cell>
        </table:table-row>
        <table:table-row>
          <table:table-cell table:style-name="Table16.A2" office:value-type="string">
            <text:p text:style-name="P82"/>
          </table:table-cell>
          <table:table-cell table:style-name="Table16.B2" office:value-type="string">
            <text:p text:style-name="P82">3. System <text:span text:style-name="T43">memberi akses kepada Owner untuk bertransaksi</text:span></text:p>
          </table:table-cell>
        </table:table-row>
      </table:table>
      <text:p text:style-name="P29"/>
      <text:p text:style-name="P18"><text:bookmark text:name="docs-internal-guid-533c24da-7fff-ee99-70b1-ee768380ce302"/><text:span text:style-name="T18">Alternative Condition 1</text:span><text:span text:style-name="T1"> </text:span><text:span text:style-name="T18">: </text:span><text:span text:style-name="T19">Owner gagal login</text:span><text:span text:style-name="T18">.</text:span></text:p>
      <text:p text:style-name="P69"><text:span text:style-name="T18">Pre Condition : Pada langkah ke </text:span><text:span text:style-name="T19">2</text:span><text:span text:style-name="T18">, </text:span><text:span text:style-name="T19">system mendeteksi adanya kesalahan Owner dan password</text:span><text:span text:style-name="T18">.</text:span>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82">Owner</text:p>
          </table:table-cell>
          <table:table-cell table:style-name="Table17.B1" office:value-type="string">
            <text:p text:style-name="P82">System</text:p>
          </table:table-cell>
        </table:table-row>
        <table:table-row>
          <table:table-cell table:style-name="Table17.A2" office:value-type="string">
            <text:p text:style-name="P98">2. Owner memasukan kembali informasi login</text:p>
          </table:table-cell>
          <table:table-cell table:style-name="Table17.B2" office:value-type="string">
            <text:p text:style-name="P98">1. System kembali ke halaman login</text:p>
          </table:table-cell>
        </table:table-row>
        <table:table-row>
          <table:table-cell table:style-name="Table17.A2" office:value-type="string">
            <text:p text:style-name="P82"/>
          </table:table-cell>
          <table:table-cell table:style-name="Table17.B2" office:value-type="string">
            <text:p text:style-name="P98">Kembali pada proses no 3</text:p>
          </table:table-cell>
        </table:table-row>
      </table:table>
      <text:p text:style-name="P31"/>
      <text:p text:style-name="P9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3">mengirim</text:span><text:span text:style-name="T24"> item</text:span></text:p>
      <text:p text:style-name="P48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6">mengirim</text:span><text:span text:style-name="T7"> item</text:span></text:p>
      <text:p text:style-name="P48"><text:span text:style-name="T3">Post Condition <text:tab/><text:tab/>: </text:span><text:span text:style-name="T4">1. </text:span><text:span text:style-name="T11">O</text:span><text:span text:style-name="T6">wner </text:span><text:span text:style-name="T7">berhasil </text:span><text:span text:style-name="T6">mengirim</text:span><text:span text:style-name="T7"> item</text:span></text:p>
      <text:p text:style-name="P62">Successful Condition : <text:span text:style-name="T42">owner berhasil update nomor resi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3"><text:span text:style-name="T50">O</text:span>wner</text:p>
          </table:table-cell>
          <table:table-cell table:style-name="Table18.B1" office:value-type="string">
            <text:p text:style-name="P83">System</text:p>
          </table:table-cell>
        </table:table-row>
        <table:table-row>
          <table:table-cell table:style-name="Table18.A2" office:value-type="string">
            <text:p text:style-name="P90">1. klik <text:span text:style-name="T53">kirim </text:span>pada <text:span text:style-name="T53">order</text:span> yang dipilih</text:p>
          </table:table-cell>
          <table:table-cell table:style-name="Table18.B2" office:value-type="string">
            <text:p text:style-name="P83">2. System <text:span text:style-name="T53">menampilkan halaman input resi</text:span></text:p>
          </table:table-cell>
        </table:table-row>
        <table:table-row>
          <table:table-cell table:style-name="Table18.A2" office:value-type="string">
            <text:p text:style-name="P101">3. Owner memasukan nomor resi</text:p>
          </table:table-cell>
          <table:table-cell table:style-name="Table18.B2" office:value-type="string">
            <text:p text:style-name="P83"><text:span text:style-name="T53">4</text:span>. System <text:span text:style-name="T46">menampilkan status berhasil dan mengirim pemberitahuan kepada user</text:span></text:p>
          </table:table-cell>
        </table:table-row>
      </table:table>
      <text:p text:style-name="P32"/>
      <text:p text:style-name="P10"><text:span text:style-name="T21">Use case name</text:span><text:span text:style-name="T30"> <text:tab/><text:tab/></text:span><text:span text:style-name="T21">: </text:span><text:span text:style-name="T28">O</text:span><text:span text:style-name="T22">wner </text:span><text:span text:style-name="T29">membatalkan transaksi</text:span></text:p>
      <text:p text:style-name="P49"><text:span text:style-name="T3">Pre condition</text:span><text:span text:style-name="T1"> <text:tab/><text:tab/></text:span><text:span text:style-name="T3">: </text:span><text:span text:style-name="T11">O</text:span><text:span text:style-name="T4">wner </text:span><text:span text:style-name="T12">membatalkan transaksi</text:span></text:p>
      <text:p text:style-name="P49"><text:span text:style-name="T3">Post Condition <text:tab/><text:tab/>: </text:span><text:span text:style-name="T4">1. </text:span><text:span text:style-name="T12">Transaksi batal</text:span></text:p>
      <text:p text:style-name="P63">Successful Condition : <text:span text:style-name="T54">Transaksi batal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4"><text:span text:style-name="T50">O</text:span>wner</text:p>
          </table:table-cell>
          <table:table-cell table:style-name="Table19.B1" office:value-type="string">
            <text:p text:style-name="P84">System</text:p>
          </table:table-cell>
        </table:table-row>
        <table:table-row>
          <table:table-cell table:style-name="Table19.A2" office:value-type="string">
            <text:p text:style-name="P91">1. klik <text:span text:style-name="T54">batal </text:span>pada <text:span text:style-name="T53">order</text:span> yang dipilih</text:p>
          </table:table-cell>
          <table:table-cell table:style-name="Table19.B2" office:value-type="string">
            <text:p text:style-name="P84">2. System <text:span text:style-name="T53">menampilkan halaman pembatalan</text:span></text:p>
          </table:table-cell>
        </table:table-row>
        <table:table-row>
          <table:table-cell table:style-name="Table19.A2" office:value-type="string">
            <text:p text:style-name="P102">3. Owner memasukan <text:span text:style-name="T54">alasan pembatalan</text:span></text:p>
          </table:table-cell>
          <table:table-cell table:style-name="Table19.B2" office:value-type="string">
            <text:p text:style-name="P84"><text:span text:style-name="T53">4</text:span>. System <text:span text:style-name="T46">menampilkan status berhasil dan mengirim pemberitahuan kepada user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3:08:07.852623868</meta:creation-date>
    <dc:date>2018-11-03T20:26:44.604961027</dc:date>
    <meta:editing-duration>PT4H52M33S</meta:editing-duration>
    <meta:editing-cycles>38</meta:editing-cycles>
    <meta:generator>LibreOffice/6.0.6.2$Linux_X86_64 LibreOffice_project/00m0$Build-2</meta:generator>
    <meta:document-statistic meta:table-count="19" meta:image-count="1" meta:object-count="0" meta:page-count="8" meta:paragraph-count="233" meta:word-count="1154" meta:character-count="7278" meta:non-whitespace-character-count="6236"/>
  </office:meta>
</office:document-meta>
</file>